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8c444" officeooo:paragraph-rsid="0008c444" style:font-size-asian="44pt" style:font-size-complex="44pt"/>
    </style:style>
    <style:style style:name="T1" style:family="text">
      <style:text-properties officeooo:rsid="0009ecf7"/>
    </style:style>
    <style:style style:name="T2" style:family="text">
      <style:text-properties officeooo:rsid="000bbc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y Vision Partner팀에서 예약 후 사용중입니다</text:p>
      <text:p text:style-name="P1">0<text:span text:style-name="T2">9</text:span>. <text:span text:style-name="T2">12</text:span>~ 0<text:span text:style-name="T1">9</text:span>.<text:span text:style-name="T2">18</text:span></text:p>
      <text:p text:style-name="P1"/>
      <text:p text:style-name="P1">연락처 : 010-5024-359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5T01:57:06.295075486</meta:creation-date>
    <meta:editing-duration>P2DT9H7M51S</meta:editing-duration>
    <meta:editing-cycles>4</meta:editing-cycles>
    <meta:generator>LibreOffice/6.0.7.3$Linux_X86_64 LibreOffice_project/00m0$Build-3</meta:generator>
    <dc:date>2022-09-19T01:36:53.641336961</dc:date>
    <meta:document-statistic meta:table-count="0" meta:image-count="0" meta:object-count="0" meta:page-count="1" meta:paragraph-count="3" meta:word-count="23" meta:character-count="64" meta:non-whitespace-character-count="55"/>
  </office:meta>
</office:document-meta>
</file>